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ssageNotReadableException.HttpMessageNotReadable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ssageNotReadableException.getHttpInpu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ssageNotReadableException.HttpMessageNotReadableException( String msg , @ Nullable Throwable cause , HttpInputMessage http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ssageNotReadableException.HttpMessageNotReadabl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ssageNotReadableException.HttpMessageNotReadableException( String msg , HttpInputMessage http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